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7275672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572757664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622679424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572760336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72756720"/><text:change-start text:change-id="ct572757664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572757664"/>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622679424"/></text:h>
      <text:h text:style-name="Heading_20_2" text:outline-level="2">Subsection Title</text:h>
      <text:h text:style-name="Heading_20_3" text:outline-level="3">Sub-subsection Title<text:change-end text:change-id="ct622679424"/></text:h>
      <text:p text:style-name="Standard">Praesent gravida pulvinar vehicula. Vivamus eu nisl eget sem rutrum suscipit id a magna. Integer id ante odio. </text:p>
      <text:list xml:id="list1523489564" text:style-name="L1">
        <text:list-item>
          <text:p text:style-name="P16">Lorem ipsum dolor sit amet, consectetur adipiscing elit. </text:p>
        </text:list-item>
        <text:list-item>
          <text:p text:style-name="P16">Sed consectetur, ipsum et egestas accumsan, felis erat ornare mauris, sit amet suscipit ante orci sed massa.</text:p>
        </text:list-item>
      </text:list>
      <text:h text:style-name="Heading_20_1" text:outline-level="1"><text:change-start text:change-id="ct572760336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5727603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4913510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4913512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91351088"/><text:change-start text:change-id="ct491351232"/>OpenLCB-CAN Praesent Gravida Standard or Technical Note<text:change-end text:change-id="ct491351232"/></text:p>
      </style:header>
      <style:footer>
        <text:tracked-changes>
          <text:changed-region text:id="ct49135046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49135547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4913555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491350464"/><text:change-start text:change-id="ct491355472"/><text:span text:style-name="MT2">Copyright 2010, by J. Day, D. Harris, B. Jacobsen, and A. Shepherd</text:span><text:change-end text:change-id="ct491355472"/><text:change text:change-id="ct49135556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39:02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470512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4704953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47047968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547044800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54704401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25460608">
            <text:insertion>
              <office:change-info>
                <dc:creator>Bob Jacobsen</dc:creator>
                <dc:date>2010-10-14T08:38:00</dc:date>
              </office:change-info>
            </text:insertion>
          </text:changed-region>
          <text:changed-region text:id="ct54704225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109928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7051264"/><text:change-start text:change-id="ct547049536"/>OpenLCB <text:change-end text:change-id="ct547049536"/><text:change-start text:change-id="ct547047968"/>Technical Note<text:change-end text:change-id="ct54704796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47044800"/>(title)<text:change-end text:change-id="ct5470448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47044016"/><text:change-start text:change-id="ct625460608"/><text:date style:data-style-name="N75" text:date-value="2010-10-14T08:39:02.99">Oct 14, 2010</text:date><text:change-end text:change-id="ct625460608"/></text:p>
            </table:table-cell>
            <table:table-cell table:style-name="Table1.C1" office:value-type="string">
              <text:p text:style-name="MP7"><text:change text:change-id="ct547042256"/><text:change-start text:change-id="ct51099280"/>Preliminary<text:change-end text:change-id="ct51099280"/></text:p>
            </table:table-cell>
          </table:table-row>
        </table:table>
        <text:p text:style-name="Header"/>
      </style:header>
      <style:footer>
        <text:tracked-changes>
          <text:changed-region text:id="ct57263420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6297070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135777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72634208"/><text:change-start text:change-id="ct662970704"/><text:span text:style-name="MT5">10</text:span><text:change-end text:change-id="ct662970704"/><text:span text:style-name="MT5">, by J. Day, D. Harris, B. Jacobsen, </text:span><text:change text:change-id="ct5135777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39:02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53</meta:editing-cycles>
    <meta:editing-duration>PT11H39M28S</meta:editing-duration>
    <meta:generator>OpenOffice.org/3.2$Unix OpenOffice.org_project/320m18$Build-9502</meta:generator>
    <dc:date>2010-10-14T08:39:03</dc:date>
    <dc:creator>Bob Jacobsen</dc:creator>
    <meta:document-statistic meta:table-count="1" meta:image-count="1" meta:object-count="0" meta:page-count="2" meta:paragraph-count="40" meta:word-count="354" meta:character-count="2463"/>
    <meta:user-defined meta:name="Info 1"/>
    <meta:user-defined meta:name="Info 2"/>
    <meta:user-defined meta:name="Info 3"/>
    <meta:user-defined meta:name="Info 4"/>
  </office:meta>
</office:document-meta>
</file>